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1pt" style:font-size-asian="11pt" style:font-size-complex="11pt"/>
    </style:style>
    <style:style style:name="P2" style:family="paragraph" style:parent-style-name="Standard">
      <style:text-properties style:font-name="DejaVu Sans Mono" fo:font-size="11pt" officeooo:rsid="00100c39" officeooo:paragraph-rsid="00100c39" style:font-size-asian="11pt" style:font-size-complex="11pt"/>
    </style:style>
    <style:style style:name="P3" style:family="paragraph" style:parent-style-name="Standard">
      <style:text-properties style:font-name="DejaVu Sans Mono" fo:font-size="11pt" officeooo:rsid="000df601" officeooo:paragraph-rsid="000df601" fo:background-color="#fff200" style:font-size-asian="11pt" style:font-size-complex="11pt"/>
    </style:style>
    <style:style style:name="P4" style:family="paragraph" style:parent-style-name="Standard">
      <style:text-properties style:font-name="DejaVu Sans Mono" fo:font-size="11pt" officeooo:rsid="000df601" officeooo:paragraph-rsid="000df601" fo:background-color="#faa61a" style:font-size-asian="11pt" style:font-size-complex="11pt"/>
    </style:style>
    <style:style style:name="P5" style:family="paragraph" style:parent-style-name="Standard">
      <style:text-properties style:font-name="DejaVu Sans Mono" fo:font-size="11pt" officeooo:rsid="000df601" officeooo:paragraph-rsid="000df601" fo:background-color="#ef413d" style:font-size-asian="11pt" style:font-size-complex="11pt"/>
    </style:style>
    <style:style style:name="P6" style:family="paragraph" style:parent-style-name="Standard">
      <style:text-properties style:font-name="DejaVu Sans Mono" fo:font-size="11pt" officeooo:rsid="000df601" officeooo:paragraph-rsid="000df601" fo:background-color="#a3238e" style:font-size-asian="11pt" style:font-size-complex="11pt"/>
    </style:style>
    <style:style style:name="P7" style:family="paragraph" style:parent-style-name="Standard">
      <style:text-properties style:font-name="DejaVu Sans Mono" fo:font-size="11pt" officeooo:rsid="00109270" officeooo:paragraph-rsid="00109270" fo:background-color="#00aaad" style:font-size-asian="11pt" style:font-size-complex="11pt"/>
    </style:style>
    <style:style style:name="P8" style:family="paragraph" style:parent-style-name="Standard">
      <style:text-properties style:font-name="DejaVu Sans Mono" fo:font-size="11pt" officeooo:rsid="00109270" officeooo:paragraph-rsid="00109270" fo:background-color="#00a65d" style:font-size-asian="11pt" style:font-size-complex="11pt"/>
    </style:style>
    <style:style style:name="P9" style:family="paragraph" style:parent-style-name="Standard">
      <style:text-properties style:font-name="DejaVu Sans Mono" fo:font-size="11pt" officeooo:rsid="001175a2" officeooo:paragraph-rsid="001175a2" fo:background-color="#6b6400" style:font-size-asian="11pt" style:font-size-complex="11pt"/>
    </style:style>
    <style:style style:name="P10" style:family="paragraph" style:parent-style-name="Standard">
      <style:text-properties style:font-name="DejaVu Sans Mono" fo:font-size="11pt" officeooo:rsid="001175a2" officeooo:paragraph-rsid="0023bd42" fo:background-color="#6b6400" style:font-size-asian="11pt" style:font-size-complex="11pt"/>
    </style:style>
    <style:style style:name="P11" style:family="paragraph" style:parent-style-name="Standard">
      <style:text-properties style:font-name="DejaVu Sans Mono" fo:font-size="11pt" officeooo:rsid="001c9cca" officeooo:paragraph-rsid="001df544" fo:background-color="transparent" style:font-size-asian="11pt" style:font-size-complex="11pt"/>
    </style:style>
    <style:style style:name="P12" style:family="paragraph" style:parent-style-name="Standard">
      <style:text-properties style:font-name="DejaVu Sans Mono" fo:font-size="11pt" officeooo:rsid="001df544" officeooo:paragraph-rsid="001df544" fo:background-color="transparent" style:font-size-asian="11pt" style:font-size-complex="11pt"/>
    </style:style>
    <style:style style:name="P13" style:family="paragraph" style:parent-style-name="Standard">
      <style:text-properties style:font-name="DejaVu Sans Mono" fo:font-size="11pt" officeooo:rsid="001df544" officeooo:paragraph-rsid="001ed37a" fo:background-color="transparent" style:font-size-asian="11pt" style:font-size-complex="11pt"/>
    </style:style>
    <style:style style:name="P14" style:family="paragraph" style:parent-style-name="Standard">
      <style:text-properties style:font-name="DejaVu Sans Mono" fo:font-size="11pt" officeooo:rsid="001df544" officeooo:paragraph-rsid="00292122" fo:background-color="transparent" style:font-size-asian="11pt" style:font-size-complex="11pt"/>
    </style:style>
    <style:style style:name="P15" style:family="paragraph" style:parent-style-name="Standard">
      <style:text-properties style:font-name="DejaVu Sans Mono" fo:font-size="11pt" officeooo:rsid="001df544" officeooo:paragraph-rsid="002aff45" fo:background-color="transparent" style:font-size-asian="11pt" style:font-size-complex="11pt"/>
    </style:style>
    <style:style style:name="P16" style:family="paragraph" style:parent-style-name="Standard">
      <style:text-properties style:font-name="DejaVu Sans Mono" fo:font-size="11pt" officeooo:rsid="001df544" officeooo:paragraph-rsid="0030fa60" fo:background-color="transparent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DejaVu Sans Mono" fo:font-size="11pt" officeooo:rsid="002e685e" officeooo:paragraph-rsid="002e685e" fo:background-color="transparent" style:font-size-asian="11pt" style:font-size-complex="11pt"/>
    </style:style>
    <style:style style:name="P18" style:family="paragraph" style:parent-style-name="Standard">
      <style:text-properties style:font-name="DejaVu Sans Mono" fo:font-size="11pt" officeooo:rsid="0030fa60" officeooo:paragraph-rsid="0030fa60" fo:background-color="transparent" style:font-size-asian="11pt" style:font-size-complex="11pt"/>
    </style:style>
    <style:style style:name="P19" style:family="paragraph" style:parent-style-name="Standard">
      <style:text-properties style:font-name="DejaVu Sans Mono" fo:font-size="11pt" officeooo:rsid="0030fa60" officeooo:paragraph-rsid="0031fd18" fo:background-color="transparent" style:font-size-asian="11pt" style:font-size-complex="11pt"/>
    </style:style>
    <style:style style:name="P20" style:family="paragraph" style:parent-style-name="Standard">
      <style:text-properties style:font-name="DejaVu Sans Mono" fo:font-size="11pt" officeooo:rsid="0035204f" officeooo:paragraph-rsid="0035204f" fo:background-color="transparent" style:font-size-asian="11pt" style:font-size-complex="11pt"/>
    </style:style>
    <style:style style:name="P21" style:family="paragraph" style:parent-style-name="Standard">
      <style:text-properties style:font-name="DejaVu Sans Mono" fo:font-size="11pt" officeooo:rsid="001c9cca" officeooo:paragraph-rsid="002aff45" fo:background-color="#faa61a" style:font-size-asian="11pt" style:font-size-complex="11pt"/>
    </style:style>
    <style:style style:name="P22" style:family="paragraph" style:parent-style-name="Standard">
      <style:text-properties style:font-name="DejaVu Sans Mono" fo:font-size="11pt" officeooo:rsid="001175a2" officeooo:paragraph-rsid="001175a2" fo:background-color="#e0efd4" style:font-size-asian="11pt" style:font-size-complex="11pt"/>
    </style:style>
    <style:style style:name="P23" style:family="paragraph" style:parent-style-name="Standard">
      <style:text-properties style:font-name="DejaVu Sans Mono" fo:font-size="11pt" officeooo:rsid="0023bd42" officeooo:paragraph-rsid="00292122" fo:background-color="#826aaf" style:font-size-asian="11pt" style:font-size-complex="11pt"/>
    </style:style>
    <style:style style:name="P24" style:family="paragraph" style:parent-style-name="Standard">
      <style:text-properties style:font-name="DejaVu Sans Mono" fo:font-size="11pt" officeooo:rsid="00252f18" officeooo:paragraph-rsid="00292122" fo:background-color="#ba131a" style:font-size-asian="11pt" style:font-size-complex="11pt"/>
    </style:style>
    <style:style style:name="P25" style:family="paragraph" style:parent-style-name="Standard">
      <style:text-properties style:font-name="DejaVu Sans Mono" fo:font-size="11pt" officeooo:rsid="00252f18" officeooo:paragraph-rsid="00292122" fo:background-color="#65c295" style:font-size-asian="11pt" style:font-size-complex="11pt"/>
    </style:style>
    <style:style style:name="P26" style:family="paragraph" style:parent-style-name="Standard">
      <style:text-properties style:font-name="DejaVu Sans Mono" fo:font-size="11pt" style:font-size-asian="11pt" style:font-size-complex="11pt"/>
    </style:style>
    <style:style style:name="P27" style:family="paragraph" style:parent-style-name="Standard">
      <style:text-properties style:font-name="DejaVu Sans Mono" fo:font-size="11pt" officeooo:rsid="00100c39" officeooo:paragraph-rsid="00100c39" style:font-size-asian="11pt" style:font-size-complex="11pt"/>
    </style:style>
    <style:style style:name="P28" style:family="paragraph" style:parent-style-name="Standard">
      <style:text-properties style:font-name="DejaVu Sans Mono" fo:font-size="11pt" officeooo:rsid="00252f18" officeooo:paragraph-rsid="00252f18" style:font-size-asian="11pt" style:font-size-complex="11pt"/>
    </style:style>
    <style:style style:name="P29" style:family="paragraph" style:parent-style-name="Standard">
      <style:text-properties style:font-name="DejaVu Sans Mono" fo:font-size="11pt" fo:font-weight="normal" officeooo:rsid="00252f18" officeooo:paragraph-rsid="00252f18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DejaVu Sans Mono" fo:font-size="11pt" fo:font-style="italic" fo:font-weight="normal" officeooo:rsid="00252f18" officeooo:paragraph-rsid="00252f18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text-properties style:font-name="DejaVu Sans Mono" fo:font-size="11pt" officeooo:rsid="00109270" officeooo:paragraph-rsid="00109270" fo:background-color="#00a65d" style:font-size-asian="11pt" style:font-size-complex="11pt"/>
    </style:style>
    <style:style style:name="P32" style:family="paragraph" style:parent-style-name="Standard">
      <style:text-properties style:font-name="DejaVu Sans Mono" fo:font-size="11pt" officeooo:rsid="00348564" officeooo:paragraph-rsid="00348564" fo:background-color="#dddddd" style:font-size-asian="11pt" style:font-size-complex="11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aa61a" loext:char-shading-value="0"/>
    </style:style>
    <style:style style:name="T3" style:family="text">
      <style:text-properties fo:background-color="#ef413d" loext:char-shading-value="0"/>
    </style:style>
    <style:style style:name="T4" style:family="text">
      <style:text-properties fo:background-color="#a3238e" loext:char-shading-value="0"/>
    </style:style>
    <style:style style:name="T5" style:family="text">
      <style:text-properties officeooo:rsid="000f9f94"/>
    </style:style>
    <style:style style:name="T6" style:family="text">
      <style:text-properties officeooo:rsid="00100c3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00aaad" loext:char-shading-value="0"/>
    </style:style>
    <style:style style:name="T9" style:family="text">
      <style:text-properties officeooo:rsid="001ed37a" fo:background-color="#00aaad" loext:char-shading-value="0"/>
    </style:style>
    <style:style style:name="T10" style:family="text">
      <style:text-properties fo:background-color="#00a65d" loext:char-shading-value="0"/>
    </style:style>
    <style:style style:name="T11" style:family="text">
      <style:text-properties officeooo:rsid="001ed37a" fo:background-color="#00a65d" loext:char-shading-value="0"/>
    </style:style>
    <style:style style:name="T12" style:family="text">
      <style:text-properties fo:background-color="#6b6400" loext:char-shading-value="0"/>
    </style:style>
    <style:style style:name="T13" style:family="text">
      <style:text-properties fo:background-color="#e0efd4" loext:char-shading-value="0"/>
    </style:style>
    <style:style style:name="T14" style:family="text">
      <style:text-properties officeooo:rsid="00119af8"/>
    </style:style>
    <style:style style:name="T15" style:family="text">
      <style:text-properties officeooo:rsid="001433c8"/>
    </style:style>
    <style:style style:name="T16" style:family="text">
      <style:text-properties officeooo:rsid="0015d506"/>
    </style:style>
    <style:style style:name="T17" style:family="text">
      <style:text-properties officeooo:rsid="001a1086"/>
    </style:style>
    <style:style style:name="T18" style:family="text">
      <style:text-properties officeooo:rsid="001bd8a5"/>
    </style:style>
    <style:style style:name="T19" style:family="text">
      <style:text-properties officeooo:rsid="001df544"/>
    </style:style>
    <style:style style:name="T20" style:family="text">
      <style:text-properties officeooo:rsid="001ed37a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92122" fo:background-color="transparent" loext:char-shading-value="0"/>
    </style:style>
    <style:style style:name="T23" style:family="text">
      <style:text-properties fo:background-color="#826aaf" loext:char-shading-value="0"/>
    </style:style>
    <style:style style:name="T24" style:family="text">
      <style:text-properties fo:background-color="#826aaf" loext:char-shading-value="0"/>
    </style:style>
    <style:style style:name="T25" style:family="text">
      <style:text-properties fo:background-color="#ba131a" loext:char-shading-value="0"/>
    </style:style>
    <style:style style:name="T26" style:family="text">
      <style:text-properties officeooo:rsid="00252f18"/>
    </style:style>
    <style:style style:name="T27" style:family="text">
      <style:text-properties fo:background-color="#65c295" loext:char-shading-value="0"/>
    </style:style>
    <style:style style:name="T28" style:family="text">
      <style:text-properties officeooo:rsid="0026d4a3"/>
    </style:style>
    <style:style style:name="T29" style:family="text">
      <style:text-properties officeooo:rsid="00292122"/>
    </style:style>
    <style:style style:name="T30" style:family="text">
      <style:text-properties officeooo:rsid="002e80db"/>
    </style:style>
    <style:style style:name="T31" style:family="text">
      <style:text-properties officeooo:rsid="0030fa60"/>
    </style:style>
    <style:style style:name="T32" style:family="text">
      <style:text-properties officeooo:rsid="0032c4c3"/>
    </style:style>
    <style:style style:name="T33" style:family="text">
      <style:text-properties fo:background-color="#dddddd" loext:char-shading-value="0"/>
    </style:style>
    <style:style style:name="T34" style:family="text">
      <style:text-properties fo:background-color="#dddddd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ZA BILETU <text:span text:style-name="T28">NR </text:span><text:span text:style-name="T7">CL230116543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9">ZAWARTOŚĆ KODU QR:</text:p>
      <text:p text:style-name="P29"/>
      <text:p text:style-name="P30">AQFDTAC/TLcN5wIAAQBYAMhNlQ90UJUP/1qVD/IAHQUAAAAAAAAAAAAAbUR/tPdaMmmaTzTO3wD7zoradGvf83cJGSSiT3zyFxDNgp5Wt7msHwAAAAAAAAAAAAA=</text:p>
      <text:p text:style-name="P1"/>
      <text:p text:style-name="P28">base64:</text:p>
      <text:p text:style-name="P1"/>
      <text:p text:style-name="P1">00000000: <text:span text:style-name="T1">0101</text:span> <text:span text:style-name="T2">434c</text:span> <text:span text:style-name="T3">00bf 4cb7 0d</text:span><text:span text:style-name="T4">e7 02</text:span><text:span text:style-name="T34">00</text:span> <text:span text:style-name="T8">01</text:span><text:span text:style-name="T34">00</text:span> <text:span text:style-name="T10">58</text:span><text:span text:style-name="T34">00</text:span> <text:s/>..CL..L.......X.</text:p>
      <text:p text:style-name="P1">00000010: <text:span text:style-name="T24">c84d 950f</text:span> <text:span text:style-name="T25">7450 950f</text:span> <text:span text:style-name="T27">ff5a 950f</text:span> <text:span text:style-name="T12">f200</text:span> <text:span text:style-name="T13">1d05</text:span> <text:s/>.M..tP...Z......</text:p>
      <text:p text:style-name="P1">00000020: <text:span text:style-name="T34">0000 0000 0000 0000 0000</text:span> 6d44 7fb4 f75a <text:s/>..........mD...Z</text:p>
      <text:p text:style-name="P1">00000030: 3269 9a4f 34ce df00 fbce 8ada 746b dff3 <text:s/>2i.O4.......tk..</text:p>
      <text:p text:style-name="P1">00000040: 7709 1924 a24f 7cf2 1710 cd82 9e56 b7b9 <text:s/>w..$.O|......V..</text:p>
      <text:p text:style-name="P1">00000050: ac1f <text:span text:style-name="T34">0000 0000 0000 0000 0000</text:span> <text:s text:c="11"/>............</text:p>
      <text:p text:style-name="P1"/>
      <text:p text:style-name="P1"/>
      <text:p text:style-name="P28">OPIS P<text:span text:style-name="T30">Ó</text:span>L:</text:p>
      <text:p text:style-name="P1"/>
      <text:p text:style-name="P32">ZERA STAŁE</text:p>
      <text:p text:style-name="P3"><text:span text:style-name="T5">POLE</text:span> STAŁ<text:span text:style-name="T5">E</text:span></text:p>
      <text:p text:style-name="P4">SERIA BILETU <text:span text:style-name="T6">(CL)</text:span></text:p>
      <text:p text:style-name="P5">NUMER SERII BILETU</text:p>
      <text:p text:style-name="P6">CENA BILETU</text:p>
      <text:p text:style-name="P7"><text:span text:style-name="T31">NUMER OF</text:span></text:p>
      <text:p text:style-name="P8"><text:span text:style-name="T15">ID</text:span> <text:span text:style-name="T32">ULGI</text:span> <text:span text:style-name="T16">(01 → BILET NORMALNY)</text:span></text:p>
      <text:p text:style-name="P8"/>
      <text:p text:style-name="P23"><text:span text:style-name="T26">CZAS</text:span> KUPNA BILETU</text:p>
      <text:p text:style-name="P24">CZAS POCZĄTKU WAŻNOŚCI</text:p>
      <text:p text:style-name="P25">CZAS KOŃCA WAŻNOŚCI</text:p>
      <text:p text:style-name="P8"/>
      <text:p text:style-name="P9"><text:span text:style-name="T17">KOD IBNR </text:span>STACJ<text:span text:style-name="T14">I</text:span> POCZĄTKOW<text:span text:style-name="T14">EJ</text:span></text:p>
      <text:p text:style-name="P22"><text:span text:style-name="T17">KOD IBNR </text:span>STACJ<text:span text:style-name="T14">I</text:span> KOŃCOW<text:span text:style-name="T14">EJ</text:span></text:p>
      <text:p text:style-name="P22"/>
      <text:p text:style-name="P10"/>
      <text:p text:style-name="P9"/>
      <text:p text:style-name="P21">434c<text:span text:style-name="T21"> <text:tab/><text:tab/><text:tab/>→ ASCII </text:span><text:span text:style-name="T22">–</text:span><text:span text:style-name="T21"> ‘C’, ‘L’</text:span></text:p>
      <text:p text:style-name="P11"><text:span text:style-name="T3">00bf4cb70d</text:span> <text:tab/>→ 0x0db74cbf=230116543 <text:span text:style-name="T19">(CL</text:span>230116543<text:span text:style-name="T19">)</text:span></text:p>
      <text:p text:style-name="P12"><text:span text:style-name="T4">e702</text:span> <text:tab/><text:tab/><text:tab/>→ 0x02e7=743 <text:span text:style-name="T20">(7,43PLN)</text:span></text:p>
      <text:p text:style-name="P13"><text:span text:style-name="T9">01</text:span><text:span text:style-name="T20">00 </text:span><text:span text:style-name="T11">58</text:span><text:span text:style-name="T20">00 <text:tab/><text:tab/>→ 0x01 – OF: 1, 0x58 – ulga numer 88 (KARTA POLAKA)</text:span></text:p>
      <text:p text:style-name="P14"><text:span text:style-name="T23">c84d 950f</text:span><text:tab/><text:tab/>→ <text:span text:style-name="T29">0x0f954dc8 – liczba sekund od 1-01-2010r.</text:span></text:p>
      <text:p text:style-name="P14"><text:span text:style-name="T29"><text:tab/><text:tab/><text:tab/> <text:s/>(2018-04-14 23:03:36) itd.</text:span></text:p>
      <text:p text:style-name="P14"><text:span text:style-name="T12">f200</text:span> <text:span text:style-name="T13">1d05</text:span><text:tab/><text:tab/>→<text:span text:style-name="T29"> 0x00f2=242 – Warszawa Centralna</text:span></text:p>
      <text:p text:style-name="P15"><text:tab/><text:tab/><text:tab/> <text:s/><text:span text:style-name="T29">0x051d=1309 – Nowy Dwór Mazowiecki</text:span></text:p>
      <text:p text:style-name="P14"/>
      <text:p text:style-name="P14"/>
      <text:p text:style-name="P18">OF: <text:tab/>1 <text:tab/>– BILET TAM</text:p>
      <text:p text:style-name="P19"><text:tab/>31<text:tab/>– BILET MIESIĘCZNY TAM/POWRÓT</text:p>
      <text:p text:style-name="P16"><text:tab/><text:span text:style-name="T31">244<text:tab/>– BILET STREFOWY 6-GODZINNY</text:span></text:p>
      <text:p text:style-name="P14"/>
      <text:p text:style-name="P14"/>
      <text:p text:style-name="P20">POZOSTAŁE POLA → ?</text:p>
      <text:p text:style-name="P14"/>
      <text:p text:style-name="P17">OPRAC. W. KACZMAR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1:12:04.937279120</meta:creation-date>
    <dc:date>2018-08-08T15:57:42.046804080</dc:date>
    <meta:editing-duration>PT1H36M54S</meta:editing-duration>
    <meta:editing-cycles>33</meta:editing-cycles>
    <meta:generator>LibreOffice/6.0.3.2$Linux_X86_64 LibreOffice_project/00m0$Build-2</meta:generator>
    <meta:document-statistic meta:table-count="0" meta:image-count="0" meta:object-count="0" meta:page-count="1" meta:paragraph-count="36" meta:word-count="171" meta:character-count="1254" meta:non-whitespace-character-count="1069"/>
  </office:meta>
</office:document-meta>
</file>